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 fo:min-height="13.15cm" fo:min-width="15.5cm"/>
    </style:style>
    <style:style style:name="gr2" style:family="graphic" style:parent-style-name="standard">
      <style:graphic-properties svg:stroke-color="#77bc65" draw:fill-color="#77bc65" draw:textarea-horizontal-align="justify" draw:textarea-vertical-align="middle" draw:auto-grow-height="false" fo:min-height="1.55cm" fo:min-width="15.5cm"/>
      <style:paragraph-properties style:writing-mode="lr-tb"/>
    </style:style>
    <style:style style:name="gr3" style:family="graphic" style:parent-style-name="standard">
      <style:graphic-properties svg:stroke-color="#cccccc" draw:fill-color="#cccccc" draw:textarea-horizontal-align="justify" draw:textarea-vertical-align="middle" draw:auto-grow-height="false" fo:min-height="1.55cm" fo:min-width="9.3cm"/>
      <style:paragraph-properties style:writing-mode="lr-tb"/>
    </style:style>
    <style:style style:name="gr4" style:family="graphic" style:parent-style-name="standard">
      <style:graphic-properties svg:stroke-color="#cccccc" draw:fill-color="#cccccc" draw:textarea-horizontal-align="justify" draw:textarea-vertical-align="middle" draw:auto-grow-height="false" fo:min-height="1.35cm" fo:min-width="2.3cm"/>
      <style:paragraph-properties style:writing-mode="lr-tb"/>
    </style:style>
    <style:style style:name="gr5" style:family="graphic" style:parent-style-name="standard">
      <style:graphic-properties svg:stroke-color="#1c1c1c" draw:fill-color="#cccccc" draw:textarea-horizontal-align="justify" draw:textarea-vertical-align="middle" draw:auto-grow-height="false" fo:min-height="1.35cm" fo:min-width="7.9cm"/>
      <style:paragraph-properties style:writing-mode="lr-tb"/>
    </style:style>
    <style:style style:name="gr6" style:family="graphic" style:parent-style-name="standard">
      <style:graphic-properties svg:stroke-color="#729fcf" draw:fill-color="#729fcf" draw:textarea-horizontal-align="justify" draw:textarea-vertical-align="middle" draw:auto-grow-height="false" fo:min-height="1.15cm" fo:min-width="3.5cm"/>
      <style:paragraph-properties style:writing-mode="lr-tb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0.55cm" fo:min-width="6.3cm"/>
      <style:paragraph-properties style:writing-mode="lr-tb"/>
    </style:style>
    <style:style style:name="gr8" style:family="graphic" style:parent-style-name="standard">
      <style:graphic-properties svg:stroke-color="#77bc65" draw:fill-color="#77bc65" draw:textarea-horizontal-align="justify" draw:textarea-vertical-align="middle" draw:auto-grow-height="false" fo:min-height="1.15cm" fo:min-width="3.5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3.15cm" fo:min-width="15.5cm"/>
      <style:paragraph-properties style:writing-mode="lr-tb"/>
    </style:style>
    <style:style style:name="gr11" style:family="graphic" style:parent-style-name="standard">
      <style:graphic-properties svg:stroke-color="#1c1c1c" draw:fill-color="#cccccc" draw:textarea-horizontal-align="justify" draw:textarea-vertical-align="middle" draw:auto-grow-height="false" fo:min-height="3.95cm" fo:min-width="12.3cm"/>
      <style:paragraph-properties style:writing-mode="lr-tb"/>
    </style:style>
    <style:style style:name="gr12" style:family="graphic" style:parent-style-name="standard">
      <style:graphic-properties svg:stroke-color="#1c1c1c" draw:fill-color="#cccccc" draw:textarea-horizontal-align="justify" draw:textarea-vertical-align="middle" draw:auto-grow-height="false" fo:min-height="1.35cm" fo:min-width="12.3cm"/>
      <style:paragraph-properties style:writing-mode="lr-tb"/>
    </style:style>
    <style:style style:name="gr13" style:family="graphic" style:parent-style-name="standard">
      <style:graphic-properties svg:stroke-color="#1c1c1c" draw:fill-color="#cccccc" draw:textarea-horizontal-align="justify" draw:textarea-vertical-align="middle" draw:auto-grow-height="false" fo:min-height="2.95cm" fo:min-width="12.3cm"/>
      <style:paragraph-properties style:writing-mode="lr-tb"/>
    </style:style>
    <style:style style:name="gr14" style:family="graphic" style:parent-style-name="standard">
      <style:graphic-properties svg:stroke-color="#1c1c1c" draw:fill-color="#cccccc" draw:textarea-horizontal-align="justify" draw:textarea-vertical-align="middle" draw:auto-grow-height="false" fo:min-height="9.75cm" fo:min-width="14.9cm"/>
      <style:paragraph-properties style:writing-mode="lr-tb"/>
    </style:style>
    <style:style style:name="gr15" style:family="graphic" style:parent-style-name="standard">
      <style:graphic-properties svg:stroke-color="#1c1c1c" draw:fill-color="#cccccc" draw:textarea-horizontal-align="justify" draw:textarea-vertical-align="middle" draw:auto-grow-height="false" fo:min-height="2.95cm" fo:min-width="3.3cm"/>
      <style:paragraph-properties style:writing-mode="lr-tb"/>
    </style:style>
    <style:style style:name="gr16" style:family="graphic" style:parent-style-name="standard">
      <style:graphic-properties svg:stroke-color="#1c1c1c" draw:fill-color="#cccccc" draw:textarea-horizontal-align="justify" draw:textarea-vertical-align="middle" draw:auto-grow-height="false" fo:min-height="0.55cm" fo:min-width="8.5cm"/>
      <style:paragraph-properties style:writing-mode="lr-tb"/>
    </style:style>
    <style:style style:name="gr17" style:family="graphic" style:parent-style-name="standard">
      <style:graphic-properties svg:stroke-color="#1c1c1c" draw:fill-color="#cccccc" draw:textarea-horizontal-align="justify" draw:textarea-vertical-align="middle" draw:auto-grow-height="false" fo:min-height="2.15cm" fo:min-width="8.5cm"/>
      <style:paragraph-properties style:writing-mode="lr-tb"/>
    </style:style>
    <style:style style:name="gr18" style:family="graphic" style:parent-style-name="standard">
      <style:graphic-properties svg:stroke-color="#1c1c1c" draw:fill-color="#cccccc" draw:textarea-horizontal-align="justify" draw:textarea-vertical-align="middle" draw:auto-grow-height="false" fo:min-height="0.75cm" fo:min-width="4.1cm"/>
      <style:paragraph-properties style:writing-mode="lr-tb"/>
    </style:style>
    <style:style style:name="gr19" style:family="graphic" style:parent-style-name="standard">
      <style:graphic-properties svg:stroke-color="#1c1c1c" draw:fill-color="#cccccc" draw:textarea-horizontal-align="justify" draw:textarea-vertical-align="middle" draw:auto-grow-height="false" fo:min-height="0.75cm" fo:min-width="3.3cm"/>
      <style:paragraph-properties style:writing-mode="lr-tb"/>
    </style:style>
    <style:style style:name="gr20" style:family="graphic" style:parent-style-name="standard">
      <style:graphic-properties svg:stroke-color="#1c1c1c" draw:fill-color="#cccccc" draw:textarea-horizontal-align="justify" draw:textarea-vertical-align="middle" draw:auto-grow-height="false" fo:min-height="0.75cm" fo:min-width="3.9cm"/>
      <style:paragraph-properties style:writing-mode="lr-tb"/>
    </style:style>
    <style:style style:name="gr21" style:family="graphic" style:parent-style-name="standard">
      <style:graphic-properties svg:stroke-color="#77bc65" draw:fill-color="#77bc65" draw:textarea-horizontal-align="justify" draw:textarea-vertical-align="middle" draw:auto-grow-height="false" fo:min-height="1.15cm" fo:min-width="3.7cm"/>
      <style:paragraph-properties style:writing-mode="lr-tb"/>
    </style:style>
    <style:style style:name="gr22" style:family="graphic" style:parent-style-name="standard">
      <style:graphic-properties svg:stroke-color="#729fcf" draw:fill-color="#729fcf" draw:textarea-horizontal-align="justify" draw:textarea-vertical-align="middle" draw:auto-grow-height="false" fo:min-height="1.15cm" fo:min-width="2.9cm"/>
      <style:paragraph-properties style:writing-mode="lr-tb"/>
    </style:style>
    <style:style style:name="gr23" style:family="graphic" style:parent-style-name="standard">
      <style:graphic-properties svg:stroke-color="#77bc65" draw:fill-color="#729fcf" draw:textarea-horizontal-align="justify" draw:textarea-vertical-align="middle" draw:auto-grow-height="false" fo:min-height="1.15cm" fo:min-width="4.7cm"/>
      <style:paragraph-properties style:writing-mode="lr-tb"/>
    </style:style>
    <style:style style:name="gr24" style:family="graphic" style:parent-style-name="standard">
      <style:graphic-properties svg:stroke-color="#729fcf" draw:fill-color="#729fcf" draw:textarea-horizontal-align="justify" draw:textarea-vertical-align="middle" draw:auto-grow-height="false" fo:min-height="1.15cm" fo:min-width="2.7cm"/>
      <style:paragraph-properties style:writing-mode="lr-tb"/>
    </style:style>
    <style:style style:name="gr25" style:family="graphic" style:parent-style-name="standard">
      <style:graphic-properties svg:stroke-color="#1c1c1c" draw:fill-color="#cccccc" draw:textarea-horizontal-align="justify" draw:textarea-vertical-align="middle" draw:auto-grow-height="false" fo:min-height="1.35cm" fo:min-width="2.7cm"/>
      <style:paragraph-properties style:writing-mode="lr-tb"/>
    </style:style>
    <style:style style:name="gr26" style:family="graphic" style:parent-style-name="standard">
      <style:graphic-properties svg:stroke-color="#1c1c1c" draw:fill-color="#cccccc" draw:textarea-horizontal-align="justify" draw:textarea-vertical-align="middle" draw:auto-grow-height="false" fo:min-height="12.35cm" fo:min-width="14.9cm"/>
      <style:paragraph-properties style:writing-mode="lr-tb"/>
    </style:style>
    <style:style style:name="gr27" style:family="graphic" style:parent-style-name="standard">
      <style:graphic-properties svg:stroke-color="#1c1c1c" draw:fill-color="#cccccc" draw:textarea-horizontal-align="justify" draw:textarea-vertical-align="middle" draw:auto-grow-height="false" fo:min-height="1.95cm" fo:min-width="2.7cm"/>
      <style:paragraph-properties style:writing-mode="lr-tb"/>
    </style:style>
    <style:style style:name="gr28" style:family="graphic" style:parent-style-name="standard">
      <style:graphic-properties svg:stroke-color="#1c1c1c" draw:fill-color="#cccccc" draw:textarea-horizontal-align="justify" draw:textarea-vertical-align="middle" draw:auto-grow-height="false" fo:min-height="1.95cm" fo:min-width="8.5cm"/>
      <style:paragraph-properties style:writing-mode="lr-tb"/>
    </style:style>
    <style:style style:name="gr29" style:family="graphic" style:parent-style-name="standard">
      <style:graphic-properties svg:stroke-color="#1c1c1c" draw:fill-color="#cccccc" draw:opacity="50%" draw:opacity-name="" draw:textarea-horizontal-align="justify" draw:textarea-vertical-align="middle" draw:auto-grow-height="false" fo:min-height="1.95cm" fo:min-width="1.1cm"/>
      <style:paragraph-properties style:writing-mode="lr-tb"/>
    </style:style>
    <style:style style:name="gr30" style:family="graphic" style:parent-style-name="standard">
      <style:graphic-properties svg:stroke-color="#729fcf" draw:fill-color="#729fcf" draw:textarea-horizontal-align="justify" draw:textarea-vertical-align="middle" draw:auto-grow-height="false" fo:min-height="1.15cm" fo:min-width="3.7cm"/>
      <style:paragraph-properties style:writing-mode="lr-tb"/>
    </style:style>
    <style:style style:name="gr31" style:family="graphic" style:parent-style-name="standard">
      <style:graphic-properties svg:stroke-color="#77bc65" draw:fill-color="#77bc65" draw:textarea-horizontal-align="justify" draw:textarea-vertical-align="middle" draw:auto-grow-height="false" fo:min-height="1.15cm" fo:min-width="2.9cm"/>
      <style:paragraph-properties style:writing-mode="lr-tb"/>
    </style:style>
    <style:style style:name="gr32" style:family="graphic" style:parent-style-name="standard">
      <style:graphic-properties svg:stroke-color="#1c1c1c" draw:fill-color="#cccccc" draw:textarea-horizontal-align="justify" draw:textarea-vertical-align="middle" draw:auto-grow-height="false" fo:min-height="1.75cm" fo:min-width="14.9cm"/>
      <style:paragraph-properties style:writing-mode="lr-tb"/>
    </style:style>
    <style:style style:name="gr33" style:family="graphic" style:parent-style-name="standard">
      <style:graphic-properties svg:stroke-color="#1c1c1c" draw:fill-color="#cccccc" draw:textarea-horizontal-align="justify" draw:textarea-vertical-align="middle" draw:auto-grow-height="false" fo:min-height="1.95cm" fo:min-width="12.3cm"/>
      <style:paragraph-properties style:writing-mode="lr-tb"/>
    </style:style>
    <style:style style:name="gr34" style:family="graphic" style:parent-style-name="standard">
      <style:graphic-properties svg:stroke-color="#77bc65" draw:fill-color="#77bc65" draw:textarea-horizontal-align="justify" draw:textarea-vertical-align="middle" draw:auto-grow-height="false" fo:min-height="1.15cm" fo:min-width="4.7cm"/>
      <style:paragraph-properties style:writing-mode="lr-tb"/>
    </style:style>
    <style:style style:name="gr35" style:family="graphic" style:parent-style-name="standard">
      <style:graphic-properties svg:stroke-color="#1c1c1c" draw:fill-color="#cccccc" draw:textarea-horizontal-align="justify" draw:textarea-vertical-align="middle" draw:auto-grow-height="false" fo:min-height="1.35cm" fo:min-width="1.3cm"/>
      <style:paragraph-properties style:writing-mode="lr-tb"/>
    </style:style>
    <style:style style:name="gr36" style:family="graphic" style:parent-style-name="standard">
      <style:graphic-properties svg:stroke-color="#cccccc" draw:fill-color="#cccccc" draw:opacity="100%" draw:opacity-name="" draw:textarea-horizontal-align="justify" draw:textarea-vertical-align="middle" draw:auto-grow-height="false" fo:min-height="1.35cm" fo:min-width="11.9cm"/>
      <style:paragraph-properties style:writing-mode="lr-tb"/>
    </style:style>
    <style:style style:name="gr37" style:family="graphic" style:parent-style-name="standard">
      <style:graphic-properties svg:stroke-color="#1c1c1c" draw:fill-color="#cccccc" draw:textarea-horizontal-align="justify" draw:textarea-vertical-align="middle" draw:auto-grow-height="false" fo:min-height="1.95cm" fo:min-width="9.7cm"/>
      <style:paragraph-properties style:writing-mode="lr-tb"/>
    </style:style>
    <style:style style:name="gr38" style:family="graphic" style:parent-style-name="standard">
      <style:graphic-properties svg:stroke-color="#1c1c1c" draw:fill-color="#cccccc" draw:textarea-horizontal-align="justify" draw:textarea-vertical-align="middle" draw:auto-grow-height="false" fo:min-height="1.95cm" fo:min-width="10.3cm"/>
      <style:paragraph-properties style:writing-mode="lr-tb"/>
    </style:style>
    <style:style style:name="gr39" style:family="graphic" style:parent-style-name="standard">
      <style:graphic-properties svg:stroke-color="#1c1c1c" draw:fill-color="#cccccc" draw:textarea-horizontal-align="justify" draw:textarea-vertical-align="middle" draw:auto-grow-height="false" fo:min-height="1.95cm" fo:min-width="1.5cm"/>
      <style:paragraph-properties style:writing-mode="lr-tb"/>
    </style:style>
    <style:style style:name="gr40" style:family="graphic" style:parent-style-name="standard">
      <style:graphic-properties svg:stroke-color="#729fcf" draw:fill-color="#729fcf" draw:textarea-horizontal-align="justify" draw:textarea-vertical-align="middle" draw:auto-grow-height="false" fo:min-height="1.15cm" fo:min-width="4.7cm"/>
      <style:paragraph-properties style:writing-mode="lr-tb"/>
    </style:style>
    <style:style style:name="gr41" style:family="graphic" style:parent-style-name="standard">
      <style:graphic-properties svg:stroke-color="#77bc65" draw:fill-color="#77bc65" draw:textarea-horizontal-align="justify" draw:textarea-vertical-align="middle" draw:auto-grow-height="false" fo:min-height="1.15cm" fo:min-width="2.7cm"/>
      <style:paragraph-properties style:writing-mode="lr-tb"/>
    </style:style>
    <style:style style:name="gr42" style:family="graphic" style:parent-style-name="standard">
      <style:graphic-properties svg:stroke-color="#1c1c1c" draw:fill-color="#cccccc" draw:textarea-horizontal-align="justify" draw:textarea-vertical-align="middle" draw:auto-grow-height="false" fo:min-height="2.55cm" fo:min-width="2.9cm"/>
      <style:paragraph-properties style:writing-mode="lr-tb"/>
    </style:style>
    <style:style style:name="gr43" style:family="graphic" style:parent-style-name="standard">
      <style:graphic-properties svg:stroke-color="#1c1c1c" draw:fill-color="#cccccc" draw:textarea-horizontal-align="justify" draw:textarea-vertical-align="middle" draw:auto-grow-height="false" fo:min-height="0.95cm" fo:min-width="9.7cm"/>
      <style:paragraph-properties style:writing-mode="lr-tb"/>
    </style:style>
    <style:style style:name="gr44" style:family="graphic" style:parent-style-name="standard">
      <style:graphic-properties svg:stroke-color="#1c1c1c" draw:fill-color="#cccccc" draw:textarea-horizontal-align="justify" draw:textarea-vertical-align="middle" draw:auto-grow-height="false" fo:min-height="0.95cm" fo:min-width="2.5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  <style:text-properties fo:color="#395511"/>
    </style:style>
    <style:style style:name="P3" style:family="paragraph">
      <loext:graphic-properties draw:fill-color="#77bc65"/>
      <style:paragraph-properties fo:text-align="center"/>
      <style:text-properties fo:color="#395511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77bc65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cccccc"/>
      <style:paragraph-properties fo:text-align="star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color="#ff0000"/>
    </style:style>
    <style:style style:name="P12" style:family="paragraph">
      <loext:graphic-properties draw:fill-color="#cccccc" draw:opacity="50%"/>
      <style:paragraph-properties fo:text-align="center"/>
      <style:text-properties fo:color="#ff0000"/>
    </style:style>
    <style:style style:name="P13" style:family="paragraph">
      <style:paragraph-properties fo:text-align="end"/>
    </style:style>
    <style:style style:name="P14" style:family="paragraph">
      <loext:graphic-properties draw:fill-color="#cccccc"/>
      <style:paragraph-properties fo:text-align="end"/>
    </style:style>
    <style:style style:name="P15" style:family="paragraph">
      <loext:graphic-properties draw:fill-color="#cccccc" draw:opacity="100%"/>
      <style:paragraph-properties fo:text-align="start"/>
    </style:style>
    <style:style style:name="T1" style:family="text">
      <style:text-properties fo:color="#395511"/>
    </style:style>
    <style:style style:name="T2" style:family="text">
      <style:text-properties fo:font-variant="normal" fo:text-transform="none" fo:color="#395511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6cm" svg:height="13.4cm" svg:x="4.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cm" svg:height="1.8cm" svg:x="4.4cm" svg:y="1.8cm">
          <text:p text:style-name="P2"><text:span text:style-name="T1">JPAPAGAI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8cm" svg:height="1.8cm" svg:x="8.2cm" svg:y="4.6cm">
          <text:p text:style-name="P4">A rede social em Java</text:p>
          <text:p text:style-name="P4">Para tagarela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6cm" svg:x="6cm" svg:y="9.6cm">
          <text:p text:style-name="P4">JSenh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cm" svg:height="1.6cm" svg:x="9cm" svg:y="7.4cm"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1.4cm" svg:x="7.8cm" svg:y="13.2cm">
          <text:p text:style-name="P4">JCadastr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8cm" svg:height="0.8cm" svg:x="9.4cm" svg:y="11.8cm">
          <text:p text:style-name="P4">JEsqueci minha senh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cm" svg:height="1.6cm" svg:x="9cm" svg:y="9.6cm"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6cm" svg:x="6cm" svg:y="7.4cm">
          <text:p text:style-name="P4">JE-mail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cm" svg:height="1.4cm" svg:x="13.4cm" svg:y="13.2cm">
          <text:p text:style-name="P4">JLogi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1" draw:text-style-name="P1" draw:layer="layout" svg:width="16cm" svg:height="13.4cm" svg:x="4.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cm" svg:height="1.8cm" svg:x="4.4cm" svg:y="0.2cm">
          <text:p text:style-name="P2"><text:span text:style-name="T2">JP</text:span><text:span text:style-name="T1">APAGAIO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6cm" svg:x="6cm" svg:y="10.4cm">
          <text:p text:style-name="P8">JConfirm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1.4cm" svg:x="7.8cm" svg:y="13.2cm">
          <text:p text:style-name="P4">JFazer Logi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cm" svg:height="1.6cm" svg:x="9.6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6cm" svg:x="6cm" svg:y="3.2cm">
          <text:p text:style-name="P4">Nome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cm" svg:height="1.4cm" svg:x="13.4cm" svg:y="13.2cm">
          <text:p text:style-name="P4">JCadastra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6cm" svg:x="6cm" svg:y="8.6cm">
          <text:p text:style-name="P4">JSenh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cm" svg:height="1.6cm" svg:x="9.6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cm" svg:height="1.6cm" svg:x="9.6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6cm" svg:x="6cm" svg:y="6.8cm">
          <text:p text:style-name="P4">JNasciment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cm" svg:height="1.6cm" svg:x="9.6cm" svg:y="3.2cm">
          <text:p text:style-name="P8"><text:span text:style-name="T3">Informe seu </text:span>JNo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6cm" svg:x="6cm" svg:y="3.2cm">
          <text:p text:style-name="P4">JNo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cm" svg:height="1.6cm" svg:x="9.6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6cm" svg:x="6cm" svg:y="5cm">
          <text:p text:style-name="P4">JE-mail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custom-shape draw:style-name="gr10" draw:text-style-name="P1" draw:layer="layout" svg:width="16cm" svg:height="13.4cm" svg:x="4.4cm" svg:y="1.8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8cm" svg:height="4.2cm" svg:x="5.8cm" svg:y="5.2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cm" svg:height="1.8cm" svg:x="4.4cm" svg:y="0.2cm">
          <text:p text:style-name="P2"><text:span text:style-name="T1">Jtime </text:span><text:span text:style-name="T1">Li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2.8cm" svg:height="1.6cm" svg:x="5.8cm" svg:y="2.8cm">
          <text:p text:style-name="P4">Publique uma Jtagarelada!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3.2cm" svg:x="5.8cm" svg:y="5.2cm">
          <text:p text:style-name="P4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5.4cm" svg:height="10cm" svg:x="4.6cm" svg:y="4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cm" svg:height="3.2cm" svg:x="5.8cm" svg:y="5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9cm" svg:height="0.8cm" svg:x="9.6cm" svg:y="5.2cm">
          <text:p text:style-name="P10">JLua as 22:15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9cm" svg:height="2.4cm" svg:x="9.6cm" svg:y="6cm">
          <text:p text:style-name="P10">Eu acho que devemos ter um</text:p>
          <text:p text:style-name="P10">Sistema que permita que pe</text:p>
          <text:p text:style-name="P10">Ssoas possam conversar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6cm" svg:height="1cm" svg:x="14cm" svg:y="8.4cm">
          <text:p text:style-name="P10">Nem comento!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8cm" svg:height="1cm" svg:x="10.2cm" svg:y="8.4cm">
          <text:p text:style-name="P10">Legal!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4cm" svg:height="1cm" svg:x="5.8cm" svg:y="8.4cm">
          <text:p text:style-name="P10">Tagarelar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8cm" svg:height="4.2cm" svg:x="5.8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3.2cm" svg:x="5.8cm" svg:y="9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cm" svg:height="3.2cm" svg:x="5.8cm" svg:y="9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9cm" svg:height="0.8cm" svg:x="9.6cm" svg:y="9.8cm">
          <text:p text:style-name="P10">JLua as 22:15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9cm" svg:height="2.4cm" svg:x="9.6cm" svg:y="10.6cm">
          <text:p text:style-name="P10">Eu acho que devemos ter um</text:p>
          <text:p text:style-name="P10">Sistema que permita que pe</text:p>
          <text:p text:style-name="P10">Ssoas possam conversar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6cm" svg:height="1cm" svg:x="14cm" svg:y="13cm">
          <text:p text:style-name="P10">Nem comento!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8cm" svg:height="1cm" svg:x="10.2cm" svg:y="13cm">
          <text:p text:style-name="P10">Legal!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4cm" svg:height="1cm" svg:x="5.8cm" svg:y="13cm">
          <text:p text:style-name="P10">Tagarelar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2cm" svg:height="1.4cm" svg:x="4.4cm" svg:y="13.8cm">
          <text:p text:style-name="P4">JTime Line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4cm" svg:height="1.4cm" svg:x="8.6cm" svg:y="13.8cm">
          <text:p text:style-name="P4">JContatos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2cm" svg:height="1.4cm" svg:x="12cm" svg:y="13.8cm">
          <text:p text:style-name="P4">JComunicador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2cm" svg:height="1.4cm" svg:x="17.2cm" svg:y="13.8cm">
          <text:p text:style-name="P4">JPerfil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custom-shape draw:style-name="gr10" draw:text-style-name="P1" draw:layer="layout" svg:width="16cm" svg:height="13.4cm" svg:x="4.4cm" svg:y="1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2cm" svg:height="1.6cm" svg:x="5.8cm" svg:y="1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8cm" svg:height="4.2cm" svg:x="5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cm" svg:height="1.8cm" svg:x="4.4cm" svg:y="0.2cm">
          <text:p text:style-name="P2"><text:span text:style-name="T1">JContat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3.2cm" svg:x="5.8cm" svg:y="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5.4cm" svg:height="12.6cm" svg:x="4.6cm" svg:y="2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2.2cm" svg:x="5.8cm" svg:y="2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9cm" svg:height="2.2cm" svg:x="9.2cm" svg:y="2.8cm">
          <text:p text:style-name="P10">Gabriel Gregório da Silv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2.2cm" svg:x="5.8cm" svg:y="5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2.2cm" svg:x="5.8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9cm" svg:height="2.2cm" svg:x="9.2cm" svg:y="5.4cm">
          <text:p text:style-name="P10">Marcos Julio da Silva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9cm" svg:height="2.2cm" svg:x="9.2cm" svg:y="8cm">
          <text:p text:style-name="P10">Intensity Marclovia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6cm" svg:height="2.2cm" svg:x="16.6cm" svg:y="5.4cm">
          <text:p text:style-name="P11">X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6cm" svg:height="2.2cm" svg:x="16.6cm" svg:y="2.8cm">
          <text:p text:style-name="P11">X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6cm" svg:height="2.2cm" svg:x="16.6cm" svg:y="8cm">
          <text:p text:style-name="P11">X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2.2cm" svg:x="5.8cm" svg:y="10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9cm" svg:height="2.2cm" svg:x="9.2cm" svg:y="10.6cm">
          <text:p text:style-name="P10">Marcos Julio da Silva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6cm" svg:height="2.2cm" svg:x="16.6cm" svg:y="10.6cm">
          <text:p text:style-name="P11">X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2cm" svg:height="1.4cm" svg:x="4.4cm" svg:y="13.8cm">
          <text:p text:style-name="P4">JTime Line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3.4cm" svg:height="1.4cm" svg:x="8.6cm" svg:y="13.8cm">
          <text:p text:style-name="P4">JContatos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2cm" svg:height="1.4cm" svg:x="12cm" svg:y="13.8cm">
          <text:p text:style-name="P4">JComunicador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2cm" svg:height="1.4cm" svg:x="17.2cm" svg:y="13.8cm">
          <text:p text:style-name="P4">JPerfil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custom-shape draw:style-name="gr10" draw:text-style-name="P1" draw:layer="layout" svg:width="16cm" svg:height="13.4cm" svg:x="4.4cm" svg:y="1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2cm" svg:height="1.6cm" svg:x="5.8cm" svg:y="1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8cm" svg:height="4.2cm" svg:x="5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cm" svg:height="1.8cm" svg:x="4.4cm" svg:y="0.2cm">
          <text:p text:style-name="P2"><text:span text:style-name="T1">JContat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3.2cm" svg:x="5.8cm" svg:y="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5.4cm" svg:height="12.6cm" svg:x="4.6cm" svg:y="2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5.4cm" svg:height="2cm" svg:x="4.6cm" svg:y="2.2cm">
          <text:p text:style-name="P10"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2.8cm" svg:height="2.2cm" svg:x="5.8cm" svg:y="5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2.8cm" svg:height="2.2cm" svg:x="5.8cm" svg:y="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2.8cm" svg:height="2.2cm" svg:x="5.8cm" svg:y="10.6cm">
          <text:p text:style-name="P13">Como está indo você?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2cm" svg:height="1.4cm" svg:x="4.4cm" svg:y="13.8cm">
          <text:p text:style-name="P4">JTime Line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4cm" svg:height="1.4cm" svg:x="8.6cm" svg:y="13.8cm">
          <text:p text:style-name="P4">JContatos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5.2cm" svg:height="1.4cm" svg:x="12cm" svg:y="13.8cm">
          <text:p text:style-name="P4">JComunicador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2cm" svg:height="1.4cm" svg:x="17.2cm" svg:y="13.8cm">
          <text:p text:style-name="P4">JPerfil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8cm" svg:height="1.6cm" svg:x="4.8cm" svg:y="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2.4cm" svg:height="1.6cm" svg:x="7.2cm" svg:y="2.4cm">
          <text:p text:style-name="P10">Gabriel Gregório da Silva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0.2cm" svg:height="2.2cm" svg:x="5.8cm" svg:y="5.4cm">
          <text:p text:style-name="P10">Olá, tudo bem?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10.8cm" svg:height="2.2cm" svg:x="7.8cm" svg:y="8cm">
          <text:p text:style-name="P13">Sim, e você?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cm" svg:height="2.2cm" svg:x="5.8cm" svg:y="10.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custom-shape draw:style-name="gr10" draw:text-style-name="P1" draw:layer="layout" svg:width="16cm" svg:height="13.4cm" svg:x="4.4cm" svg:y="1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2cm" svg:height="1.6cm" svg:x="5.8cm" svg:y="1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8cm" svg:height="4.2cm" svg:x="5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cm" svg:height="1.8cm" svg:x="4.4cm" svg:y="0.2cm">
          <text:p text:style-name="P2"><text:span text:style-name="T1">JContat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8cm" svg:height="3.2cm" svg:x="5.8cm" svg:y="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5.4cm" svg:height="12.6cm" svg:x="4.6cm" svg:y="2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4.2cm" svg:height="1.4cm" svg:x="4.4cm" svg:y="13.8cm">
          <text:p text:style-name="P4">JTime Line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4cm" svg:height="1.4cm" svg:x="8.6cm" svg:y="13.8cm">
          <text:p text:style-name="P4">JContatos</text:p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5.2cm" svg:height="1.4cm" svg:x="12cm" svg:y="13.8cm">
          <text:p text:style-name="P4">JComunicador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3.2cm" svg:height="1.4cm" svg:x="17.2cm" svg:y="13.8cm">
          <text:p text:style-name="P4">JPerfil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3.4cm" svg:height="2.8cm" svg:x="10cm" svg:y="3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0.2cm" svg:height="1.2cm" svg:x="8.8cm" svg:y="10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0.2cm" svg:height="1.2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0.2cm" svg:height="1.2cm" svg:x="8.8cm" svg:y="8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0.2cm" svg:height="1.2cm" svg:x="8.8cm" svg:y="11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cm" svg:height="1.2cm" svg:x="5cm" svg:y="10cm">
          <text:p text:style-name="P10">Senha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cm" svg:height="1.2cm" svg:x="5cm" svg:y="6.8cm">
          <text:p text:style-name="P10">Nome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cm" svg:height="1.2cm" svg:x="5cm" svg:y="8.4cm">
          <text:p text:style-name="P10">E-mail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cm" svg:height="1.2cm" svg:x="5cm" svg:y="11.6cm">
          <text:p text:style-name="P10">Senha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9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20:32:59.262973261</meta:creation-date>
    <dc:date>2020-06-22T21:39:56.806211367</dc:date>
    <meta:editing-duration>PT3M32S</meta:editing-duration>
    <meta:editing-cycles>1</meta:editing-cycles>
    <meta:document-statistic meta:object-count="142"/>
    <meta:generator>LibreOffice/6.4.3.2$Linux_X86_64 LibreOffice_project/40$Build-2</meta:generator>
  </office:meta>
</office:document-meta>
</file>